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re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T EGG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(from 5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(from 6)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( from 8)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PAINTING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PAINTING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 TROLL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from 10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COIN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COINS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PORTRAIT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BILLS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PORTRAIT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BILLS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ORCH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TRUNK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(from 101)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CHALICE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GRAIL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RIDENT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TRIDENT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GRAIL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CHALICE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FIGURINE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BRACELET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Case)PUT BRACELET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FIGURINE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TRUNK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NECKLACE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WATER IN BUCKET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SPICES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SPHERE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VIOLIN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SPICES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NECKLACE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SPHERE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VIOLIN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COFFIN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Case)PUT COFFIN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BAR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EMERALD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STATUE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POT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Case)PUT POT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STATUE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EMERALD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BAR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ET CANARY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CARD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Case)PUT CARD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EGG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BAUB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CANARY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ase)PUT BAUBLE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DIAMOND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Case)PUT DIAMOND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RUBY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COIN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STAMP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 CROWN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Case)PUT CROWN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COIN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RUBY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STAMP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ase)PUT TORCH IN CA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6T18:20:38.684564177</dc:date>
    <meta:editing-duration>PT22H3M10S</meta:editing-duration>
    <meta:editing-cycles>1</meta:editing-cycles>
    <meta:document-statistic meta:table-count="1" meta:cell-count="311" meta:object-count="0"/>
  </office:meta>
</office:document-meta>
</file>